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200%" fo:text-indent="0in" style:auto-text-indent="false"/>
      <style:text-properties officeooo:rsid="0016d766" officeooo:paragraph-rsid="0016d766"/>
    </style:style>
    <style:style style:name="P2" style:family="paragraph" style:parent-style-name="Standard">
      <style:paragraph-properties fo:margin-left="0in" fo:margin-right="0in" fo:line-height="200%" fo:text-align="center" style:justify-single-word="false" fo:text-indent="0in" style:auto-text-indent="false"/>
      <style:text-properties officeooo:rsid="0016d766" officeooo:paragraph-rsid="0016d766"/>
    </style:style>
    <style:style style:name="P3" style:family="paragraph" style:parent-style-name="Standard">
      <style:paragraph-properties fo:margin-left="0in" fo:margin-right="0in" fo:line-height="200%" fo:text-align="start" style:justify-single-word="false" fo:text-indent="0in" style:auto-text-indent="false"/>
      <style:text-properties fo:font-weight="bold" officeooo:rsid="0021606c" officeooo:paragraph-rsid="0021606c" style:font-weight-asian="bold" style:font-weight-complex="bold"/>
    </style:style>
    <style:style style:name="P4" style:family="paragraph" style:parent-style-name="Standard">
      <style:paragraph-properties fo:margin-left="0in" fo:margin-right="0in" fo:line-height="200%" fo:text-align="start" style:justify-single-word="false" fo:text-indent="0in" style:auto-text-indent="false"/>
      <style:text-properties fo:font-weight="bold" officeooo:rsid="0021606c" officeooo:paragraph-rsid="002811d8" style:font-weight-asian="bold" style:font-weight-complex="bold"/>
    </style:style>
    <style:style style:name="P5" style:family="paragraph" style:parent-style-name="Standard">
      <style:paragraph-properties fo:margin-left="0in" fo:margin-right="0in" fo:line-height="200%" fo:text-align="start" style:justify-single-word="false" fo:text-indent="0in" style:auto-text-indent="false"/>
      <style:text-properties fo:font-weight="bold" officeooo:rsid="0021606c" officeooo:paragraph-rsid="002b0a68" style:font-weight-asian="bold" style:font-weight-complex="bold"/>
    </style:style>
    <style:style style:name="P6" style:family="paragraph" style:parent-style-name="Standard">
      <style:paragraph-properties fo:margin-left="0in" fo:margin-right="0in" fo:line-height="200%" fo:text-align="start" style:justify-single-word="false" fo:text-indent="0in" style:auto-text-indent="false"/>
      <style:text-properties fo:font-weight="bold" officeooo:rsid="002170e6" officeooo:paragraph-rsid="002170e6" style:font-weight-asian="bold" style:font-weight-complex="bold"/>
    </style:style>
    <style:style style:name="P7" style:family="paragraph" style:parent-style-name="Standard">
      <style:paragraph-properties fo:margin-left="0in" fo:margin-right="0in" fo:line-height="200%" fo:text-align="start" style:justify-single-word="false" fo:text-indent="0in" style:auto-text-indent="false"/>
      <style:text-properties fo:font-weight="bold" officeooo:rsid="0025357e" officeooo:paragraph-rsid="0025357e" style:font-weight-asian="bold" style:font-weight-complex="bold"/>
    </style:style>
    <style:style style:name="P8" style:family="paragraph" style:parent-style-name="Standard">
      <style:paragraph-properties fo:margin-left="0in" fo:margin-right="0in" fo:line-height="200%" fo:text-align="start" style:justify-single-word="false" fo:text-indent="0in" style:auto-text-indent="false"/>
      <style:text-properties fo:font-weight="bold" officeooo:rsid="00181a07" officeooo:paragraph-rsid="00181a07" style:font-weight-asian="bold" style:font-weight-complex="bold"/>
    </style:style>
    <style:style style:name="P9" style:family="paragraph" style:parent-style-name="Standard">
      <style:paragraph-properties fo:margin-left="0in" fo:margin-right="0in" fo:line-height="200%" fo:text-align="start" style:justify-single-word="false" fo:text-indent="0in" style:auto-text-indent="false"/>
      <style:text-properties fo:font-weight="bold" officeooo:rsid="00181a07" officeooo:paragraph-rsid="002811d8" style:font-weight-asian="bold" style:font-weight-complex="bold"/>
    </style:style>
    <style:style style:name="P10" style:family="paragraph" style:parent-style-name="Standard">
      <style:paragraph-properties fo:margin-left="0in" fo:margin-right="0in" fo:line-height="200%" fo:text-align="start" style:justify-single-word="false" fo:text-indent="0in" style:auto-text-indent="false"/>
      <style:text-properties fo:font-weight="normal" officeooo:rsid="0021606c" officeooo:paragraph-rsid="0021606c" style:font-weight-asian="normal" style:font-weight-complex="normal"/>
    </style:style>
    <style:style style:name="P11" style:family="paragraph" style:parent-style-name="Standard">
      <style:paragraph-properties fo:margin-left="0in" fo:margin-right="0in" fo:line-height="200%" fo:text-align="start" style:justify-single-word="false" fo:text-indent="0in" style:auto-text-indent="false"/>
      <style:text-properties fo:font-weight="normal" officeooo:rsid="0021606c" officeooo:paragraph-rsid="002b0a68" style:font-weight-asian="normal" style:font-weight-complex="normal"/>
    </style:style>
    <style:style style:name="P12" style:family="paragraph" style:parent-style-name="Standard">
      <style:paragraph-properties fo:margin-left="0in" fo:margin-right="0in" fo:line-height="200%" fo:text-align="start" style:justify-single-word="false" fo:text-indent="0in" style:auto-text-indent="false"/>
      <style:text-properties fo:font-weight="normal" officeooo:rsid="00181a07" officeooo:paragraph-rsid="00181a07" style:font-weight-asian="normal" style:font-weight-complex="normal"/>
    </style:style>
    <style:style style:name="P13" style:family="paragraph" style:parent-style-name="Standard">
      <style:paragraph-properties fo:margin-left="0in" fo:margin-right="0in" fo:line-height="200%" fo:text-align="start" style:justify-single-word="false" fo:text-indent="0in" style:auto-text-indent="false"/>
      <style:text-properties fo:font-weight="normal" officeooo:rsid="00181a07" officeooo:paragraph-rsid="002811d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fb2" style:font-weight-asian="normal" style:font-weight-complex="normal"/>
    </style:style>
    <style:style style:name="T3" style:family="text">
      <style:text-properties fo:font-weight="normal" officeooo:rsid="001a1e1e" style:font-weight-asian="normal" style:font-weight-complex="normal"/>
    </style:style>
    <style:style style:name="T4" style:family="text">
      <style:text-properties fo:font-weight="normal" officeooo:rsid="001e048b" style:font-weight-asian="normal" style:font-weight-complex="normal"/>
    </style:style>
    <style:style style:name="T5" style:family="text">
      <style:text-properties fo:font-weight="normal" officeooo:rsid="001fc0d8" style:font-weight-asian="normal" style:font-weight-complex="normal"/>
    </style:style>
    <style:style style:name="T6" style:family="text">
      <style:text-properties fo:font-weight="normal" officeooo:rsid="002170e6" style:font-weight-asian="normal" style:font-weight-complex="normal"/>
    </style:style>
    <style:style style:name="T7" style:family="text">
      <style:text-properties fo:font-weight="normal" officeooo:rsid="00181a07" style:font-weight-asian="normal" style:font-weight-complex="normal"/>
    </style:style>
    <style:style style:name="T8" style:family="text">
      <style:text-properties fo:font-weight="normal" officeooo:rsid="002b0a68" style:font-weight-asian="normal" style:font-weight-complex="normal"/>
    </style:style>
    <style:style style:name="T9" style:family="text">
      <style:text-properties officeooo:rsid="001d9ffa"/>
    </style:style>
    <style:style style:name="T10" style:family="text">
      <style:text-properties officeooo:rsid="001e048b"/>
    </style:style>
    <style:style style:name="T11" style:family="text">
      <style:text-properties officeooo:rsid="0029a2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fessor Kalafut</text:p>
      <text:p text:style-name="P1">Owen Dunn, Cody Krueger, Reuben Wattenhofer</text:p>
      <text:p text:style-name="P1">CIS 457</text:p>
      <text:p text:style-name="P2">Project 4: Mini HTTP Server</text:p>
      <text:p text:style-name="P9">Command Line options</text:p>
      <text:p text:style-name="P13"><text:tab/><text:span text:style-name="T10">Command line functionality is full implemented. <text:s/>Port number, docroot, and log file can all be specified on the command line.</text:span></text:p>
      <text:p text:style-name="P4"><text:span text:style-name="T7"/></text:p>
      <text:p text:style-name="P3">Document Handling</text:p>
      <text:p text:style-name="P3"><text:span text:style-name="T1"><text:tab/>The server handles HTML, text, PDF, and JPEG files. <text:s/></text:span><text:span text:style-name="T6">It creates a 200 response, along with the following fields:</text:span></text:p>
      <text:p text:style-name="P6"><text:span text:style-name="T1">- date</text:span></text:p>
      <text:p text:style-name="P6"><text:span text:style-name="T1">- last modified</text:span></text:p>
      <text:p text:style-name="P6"><text:span text:style-name="T1">- content length</text:span></text:p>
      <text:p text:style-name="P6"><text:span text:style-name="T1">- content type</text:span></text:p>
      <text:p text:style-name="P6"><text:span text:style-name="T1"/></text:p>
      <text:p text:style-name="P7"><text:span text:style-name="T1">The data is then sent in 5000-byte increments, formatted into packets automatically by the operating system. <text:s/>The operating system creates a HTTP header for each packet after the initial one.</text:span></text:p>
      <text:p text:style-name="P5"><text:span text:style-name="T7"/></text:p>
      <text:p text:style-name="P5">HTTP Error Handling (404, 501)</text:p>
      <text:p text:style-name="P11"><text:tab/>If the client requests a file that does not exist, the server returns a 404 error with <text:span text:style-name="T11">an </text:span>associated webpage. <text:s/>If the client attempts any request other than GET (tested using testform.html), the server returns a 501 error with an associated webpage.</text:p>
      <text:p text:style-name="P12"/>
      <text:p text:style-name="P8"><text:soft-page-break/>Simultaneous Clients</text:p>
      <text:p text:style-name="P8"><text:span text:style-name="T1"><text:tab/></text:span><text:span text:style-name="T4">Select() is used to process multiple clients. <text:s/>No threading is used. <text:s/></text:span><text:span text:style-name="T8">When a request is received, it is parsed line by line. <text:s/>If the server detects a field that it supports, it reacts accordingly (closing a connection or responding to a GET request for example).</text:span></text:p>
      <text:p text:style-name="P8"><text:span text:style-name="T4"/></text:p>
      <text:p text:style-name="P8">Log File</text:p>
      <text:p text:style-name="P12"><text:tab/><text:span text:style-name="T10">Data is logged into a specified text file that is passed through the command line. <text:s/>It includes all HTTP requests from clients, as well as the HTTP headers sent by the server in response. <text:s/>In addition, this information is displayed on the terminal for easy debugging.</text:span></text:p>
      <text:p text:style-name="P12"/>
      <text:p text:style-name="P8">Security(docroot)</text:p>
      <text:p text:style-name="P12"><text:tab/><text:span text:style-name="T9">The browsers that this program was tested on prevent clients from accessing files outside of the docroot directory. <text:s/>However, the functionality was implemented regardless, with the server returning a 400 error (with associated webpage) if the client attempts to go outside the directory.</text:span></text:p>
      <text:p text:style-name="P12"/>
      <text:p text:style-name="P8">If-modified-since</text:p>
      <text:p text:style-name="P12"/>
      <text:p text:style-name="P8">Persistent Connections</text:p>
      <text:p text:style-name="P8"><text:span text:style-name="T1"><text:tab/></text:span><text:span text:style-name="T2">A port is closed as soon as the “connection: close” field is encountered. <text:s/>Due to the fact that the GET </text:span><text:span text:style-name="T5">field </text:span><text:span text:style-name="T2">always appears first, this will not prevent the request from being processed first. <text:s/>A 20- second timeout is implemented <text:s/></text:span><text:span text:style-name="T3">for each port</text:span><text:span text:style-name="T2">.</text:span></text:p>
      <text:p text:style-name="P8"><text:span text:style-name="T1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6:52:32.689390229</meta:creation-date>
    <meta:generator>LibreOffice/6.1.0.3$Linux_X86_64 LibreOffice_project/10$Build-3</meta:generator>
    <dc:date>2018-12-03T17:34:29.627812108</dc:date>
    <meta:editing-duration>PT41M53S</meta:editing-duration>
    <meta:editing-cycles>20</meta:editing-cycles>
    <meta:document-statistic meta:table-count="0" meta:image-count="0" meta:object-count="0" meta:page-count="2" meta:paragraph-count="24" meta:word-count="332" meta:character-count="2042" meta:non-whitespace-character-count="1714"/>
  </office:meta>
</office:document-meta>
</file>